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1000001C5F46F46A0E18CAB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7.881cm" draw:z-index="0"><draw:image xlink:href="Pictures/10000001000003D1000001C5F46F46A0E18CAB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0:24:01.523433964</meta:creation-date>
    <dc:date>2025-09-02T10:24:16.383783225</dc:date>
    <meta:editing-duration>PT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